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rningsDTO.getWarning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ningsDTO.setWarningList( List &lt; WarningDTO &gt; warn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